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justify" style:justify-single-word="false" fo:text-indent="0in" style:auto-text-indent="false" style:writing-mode="lr-tb"/>
    </style:style>
    <style:style style:name="P4" style:family="paragraph" style:parent-style-name="Heading_20_2">
      <style:paragraph-properties fo:margin-left="0in" fo:margin-right="0in" fo:text-align="start" style:justify-single-word="false" fo:text-indent="0in" style:auto-text-indent="false"/>
    </style:style>
    <style:style style:name="P5" style:family="paragraph" style:parent-style-name="Text_20_body">
      <style:paragraph-properties fo:margin-left="0in" fo:margin-right="0in" fo:text-indent="0in" style:auto-text-indent="false" style:writing-mode="lr-tb"/>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Heading_20_3">
      <style:paragraph-properties fo:margin-left="0in" fo:margin-right="0in" fo:text-align="start" style:justify-single-word="false" fo:text-indent="0in" style:auto-text-indent="false"/>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9"/>
    <style:style style:name="P22" style:family="paragraph" style:parent-style-name="Quotations">
      <style:paragraph-properties fo:margin-left="0.3937in" fo:margin-right="0.3937in" fo:text-align="center" style:justify-single-word="false" fo:text-indent="0in" style:auto-text-indent="false" style:writing-mode="lr-tb"/>
    </style:style>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4"/>
    <style:style style:name="T1" style:family="text">
      <style:text-properties fo:font-weight="bold"/>
    </style:style>
    <style:style style:name="T2" style:family="text">
      <style:text-properties fo:font-style="italic" fo:font-weight="bold"/>
    </style:style>
    <style:style style:name="T3" style:family="text">
      <style:text-properties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to Become an IOT Developer in 2025</text:h>
      <text:p text:style-name="P2"/>
      <text:p text:style-name="P3">Imagine if the machinery on a factory floor could communicate with one another to increase production efficiency, or if your home could maintain a suitable temperature all the time. The <text:span text:style-name="Strong_20_Emphasis"><text:span text:style-name="T1">Internet of Things (IoT)</text:span></text:span> is capable of this.</text:p>
      <text:p text:style-name="Standard"/>
      <text:p text:style-name="P3"><text:span text:style-name="Strong_20_Emphasis"><text:span text:style-name="T1">IoT developers</text:span></text:span> have been the engine behind IoT. All of this is made possible by the intelligent, networked systems they create and construct. Maybe you've always been drawn to technology and want to be an<text:span text:style-name="Strong_20_Emphasis"> </text:span><text:span text:style-name="Strong_20_Emphasis"><text:span text:style-name="T1">Internet of Things developer</text:span></text:span> so you can control the future.</text:p>
      <text:h text:style-name="P4" text:outline-level="2"><text:bookmark text:name="who-is-an-internet-of-thingsiot-developer"/>Who is an Internet of Things(IoT) Developer?</text:h>
      <text:p text:style-name="P5">An <text:span text:style-name="Strong_20_Emphasis"><text:span text:style-name="T1">IoT developer</text:span></text:span> is an architect of the interconnected world. They are tech-savvy individuals who can code, understand how devices work, and analyze data. They create the software programs that make our devices "<text:span text:style-name="Strong_20_Emphasis"><text:span text:style-name="T1">smart</text:span></text:span>" - like the programs that allow your lights to talk to your phone or your fitness tracker to communicate with your doctor. <text:span text:style-name="Strong_20_Emphasis"><text:span text:style-name="T1">In short, they are the ones who bring the Internet of Things (IoT) to life.</text:span></text:span></text:p>
      <text:h text:style-name="Heading_20_3" text:outline-level="3"><text:bookmark text:name="roles-and-responsibilities-of-an-iot-developer"/>Roles and Responsibilities of an IoT Developer</text:h>
      <text:p text:style-name="P3">The responsibilities of an<text:span text:style-name="Strong_20_Emphasis"> </text:span><text:span text:style-name="Strong_20_Emphasis"><text:span text:style-name="T1">IoT developer </text:span></text:span>can vary depending on the specific project and industry. </text:p>
      <text:p text:style-name="P3"><text:span text:style-name="Strong_20_Emphasis"><text:span text:style-name="T1">However, some core tasks include:</text:span></text:span></text:p>
      <text:list text:style-name="L1">
        <text:list-item text:start-value="1">
          <text:p text:style-name="P6">Choosing and integrating appropriate hardware components (<text:a xlink:type="simple" xlink:href="https://www.geeksforgeeks.org/software-engineering/sensors-in-internet-of-thingsiot/" office:target-frame-name="_blank" xlink:show="new" text:style-name="Internet_20_link" text:visited-style-name="Visited_20_Internet_20_Link"><text:span text:style-name="Strong_20_Emphasis"><text:span text:style-name="T2">sensors</text:span></text:span></text:a><text:span text:style-name="Strong_20_Emphasis"><text:span text:style-name="T2">, </text:span></text:span><text:a xlink:type="simple" xlink:href="https://www.geeksforgeeks.org/machine-learning/actuators-in-iot/" office:target-frame-name="_blank" xlink:show="new" text:style-name="Internet_20_link" text:visited-style-name="Visited_20_Internet_20_Link"><text:span text:style-name="Strong_20_Emphasis"><text:span text:style-name="T2">actuators</text:span></text:span></text:a><text:span text:style-name="Strong_20_Emphasis"><text:span text:style-name="T2">, </text:span></text:span><text:a xlink:type="simple" xlink:href="https://www.geeksforgeeks.org/digital-logic/microcontroller-and-its-types/" office:target-frame-name="_blank" xlink:show="new" text:style-name="Internet_20_link" text:visited-style-name="Visited_20_Internet_20_Link"><text:span text:style-name="Strong_20_Emphasis"><text:span text:style-name="T2">microcontrollers</text:span></text:span></text:a>).</text:p>
        </text:list-item>
        <text:list-item text:start-value="2">
          <text:p text:style-name="P6">Developing software applications for data collection, communication, and analysis.</text:p>
        </text:list-item>
        <text:list-item text:start-value="3">
          <text:p text:style-name="P6">Designing user interfaces for interacting with IoT devices and systems.</text:p>
        </text:list-item>
        <text:list-item text:start-value="4">
          <text:p text:style-name="P6">Ensuring the security and privacy of data collected by IoT devices.</text:p>
        </text:list-item>
        <text:list-item text:start-value="5">
          <text:p text:style-name="P7">Collaborating with other<text:span text:style-name="Strong_20_Emphasis"> </text:span><text:span text:style-name="Strong_20_Emphasis"><text:span text:style-name="T2">engineers, designers,</text:span></text:span> and<text:span text:style-name="Strong_20_Emphasis"> </text:span><text:span text:style-name="Strong_20_Emphasis"><text:span text:style-name="T2">data scientists</text:span></text:span>.</text:p>
        </text:list-item>
      </text:list>
      <text:h text:style-name="P4" text:outline-level="2"><text:bookmark text:name="how-to-become-an-iot-developer"/>How to Become an IOT developer</text:h>
      <text:p text:style-name="P3">Having understood about the interesting sphere of <text:span text:style-name="Strong_20_Emphasis"><text:span text:style-name="T1">IoT development</text:span></text:span>, we can now explore what you can do to become a competent and much sought-after specialist in this area. This is an all-inclusive guide which presents an outline for you, as well as equips you with the necessary information and tools that will enable you to start your journey on IoT development. </text:p>
      <text:h text:style-name="P8" text:outline-level="3"><text:bookmark text:name="1-get-the-basics-of-iot"/>1. Get the Basics of IoT</text:h>
      <text:p text:style-name="P5">Understand the main idea connected with interconnected things which gather and share information. Find out about how such topics as <text:a xlink:type="simple" xlink:href="https://www.geeksforgeeks.org/computer-networks/difference-between-iot-and-m2m/" office:target-frame-name="_blank" xlink:show="new" text:style-name="Internet_20_link" text:visited-style-name="Visited_20_Internet_20_Link">machine-to-machine communications</text:a>, <text:a xlink:type="simple" xlink:href="https://www.geeksforgeeks.org/computer-science-fundamentals/types-of-internet-protocols/" office:target-frame-name="_blank" xlink:show="new" text:style-name="Internet_20_link" text:visited-style-name="Visited_20_Internet_20_Link">Internet Protocol (IP)</text:a> and data in<text:a xlink:type="simple" xlink:href="https://www.geeksforgeeks.org/computer-science-fundamentals/challenges-in-internet-of-things-iot/" office:target-frame-name="_blank" xlink:show="new" text:style-name="Internet_20_link" text:visited-style-name="Visited_20_Internet_20_Link"> IOT solutions.</text:a></text:p>
      <text:p text:style-name="P5"><text:soft-page-break/>Dig deeper into the building blocks of<text:span text:style-name="Strong_20_Emphasis"> </text:span><text:span text:style-name="Strong_20_Emphasis"><text:span text:style-name="T1">IOT systems</text:span></text:span>.<text:span text:style-name="Strong_20_Emphasis"> </text:span><text:span text:style-name="Strong_20_Emphasis"><text:span text:style-name="T2">Tackle issues like:</text:span></text:span></text:p>
      <text:list text:style-name="L2">
        <text:list-item text:start-value="1">
          <text:p text:style-name="P9"><text:span text:style-name="Strong_20_Emphasis"><text:span text:style-name="T1">Sensors: </text:span></text:span>Different sensors are there like temperature, light, motion etc. How do they work?</text:p>
        </text:list-item>
        <text:list-item text:start-value="2">
          <text:p text:style-name="P9"><text:span text:style-name="Strong_20_Emphasis"><text:span text:style-name="T1">Connectivity: </text:span></text:span><text:span text:style-name="Emphasis"><text:span text:style-name="T3">Which ways are used to link these devices?What is Wi-Fi and Bluetooth?</text:span></text:span></text:p>
        </text:list-item>
        <text:list-item text:start-value="3">
          <text:p text:style-name="P9"><text:span text:style-name="Strong_20_Emphasis"><text:span text:style-name="T1">Cloud: </text:span></text:span>Data storage, processing and analysis for IOT applications on <text:a xlink:type="simple" xlink:href="https://www.geeksforgeeks.org/blogs/cloud-computing-platforms-and-technologies/" office:target-frame-name="_blank" xlink:show="new" text:style-name="Internet_20_link" text:visited-style-name="Visited_20_Internet_20_Link">cloud platforms</text:a>.</text:p>
        </text:list-item>
        <text:list-item text:start-value="4">
          <text:p text:style-name="P9"><text:span text:style-name="Strong_20_Emphasis"><text:span text:style-name="T1">Analytics: </text:span></text:span>Generating insights on collected data from IOT devices that can lead to actions.</text:p>
        </text:list-item>
        <text:list-item text:start-value="5">
          <text:p text:style-name="P10"><text:span text:style-name="Strong_20_Emphasis"><text:span text:style-name="T1">Industry Transformation:</text:span></text:span> Look at what has been happening in different sectors due to the<text:span text:style-name="Emphasis"> </text:span><text:span text:style-name="Emphasis"><text:span text:style-name="T3">rise of IOT</text:span></text:span>. You should also look out for industry case studies and applications in order to comprehend it better.</text:p>
        </text:list-item>
      </text:list>
      <text:h text:style-name="P8" text:outline-level="3"><text:bookmark text:name="2-master-essential-programming-languages"/>2. Master Essential Programming Languages</text:h>
      <text:list text:style-name="L3">
        <text:list-item text:start-value="1">
          <text:p text:style-name="P11"><text:span text:style-name="Strong_20_Emphasis"><text:span text:style-name="T1">Python:</text:span></text:span> Start learning <text:a xlink:type="simple" xlink:href="https://www.geeksforgeeks.org/python/python-programming-language-tutorial/" office:target-frame-name="_blank" xlink:show="new" text:style-name="Internet_20_link" text:visited-style-name="Visited_20_Internet_20_Link">Python</text:a> due to its readability, loads of IoT libraries like <text:a xlink:type="simple" xlink:href="https://www.geeksforgeeks.org/computer-organization-architecture/architecture-of-raspberry-pi/" office:target-frame-name="_blank" xlink:show="new" text:style-name="Internet_20_link" text:visited-style-name="Visited_20_Internet_20_Link"><text:span text:style-name="Strong_20_Emphasis"><text:span text:style-name="T1">Raspberry Pi </text:span></text:span></text:a><text:span text:style-name="Strong_20_Emphasis"><text:span text:style-name="T1">libraries</text:span></text:span>, and vast online communities and tutorials. Get handed concepts such as<text:a xlink:type="simple" xlink:href="https://www.geeksforgeeks.org/python/python-variables/" office:target-frame-name="_blank" xlink:show="new" text:style-name="Internet_20_link" text:visited-style-name="Visited_20_Internet_20_Link"> variables</text:a>, <text:a xlink:type="simple" xlink:href="https://www.geeksforgeeks.org/python/python-data-types/" office:target-frame-name="_blank" xlink:show="new" text:style-name="Internet_20_link" text:visited-style-name="Visited_20_Internet_20_Link">data types</text:a>, <text:a xlink:type="simple" xlink:href="https://www.geeksforgeeks.org/python/python-functions/" office:target-frame-name="_blank" xlink:show="new" text:style-name="Internet_20_link" text:visited-style-name="Visited_20_Internet_20_Link">functions </text:a>and<text:a xlink:type="simple" xlink:href="https://www.geeksforgeeks.org/python/python-oops-concepts/" office:target-frame-name="_blank" xlink:show="new" text:style-name="Internet_20_link" text:visited-style-name="Visited_20_Internet_20_Link"> OOP</text:a>. You can learn it from <text:a xlink:type="simple" xlink:href="https://www.geeksforgeeks.org/python/python-programming-language-tutorial/" office:target-frame-name="_blank" xlink:show="new" text:style-name="Internet_20_link" text:visited-style-name="Visited_20_Internet_20_Link">GeeksforGeeks.</text:a></text:p>
        </text:list-item>
      </text:list>
      <text:list text:style-name="L4">
        <text:list-item text:start-value="1">
          <text:p text:style-name="P12"><text:span text:style-name="Strong_20_Emphasis"><text:span text:style-name="T1">C/C++:</text:span></text:span><text:a xlink:type="simple" xlink:href="https://www.geeksforgeeks.org/cpp/cc-programs/" office:target-frame-name="_blank" xlink:show="new" text:style-name="Internet_20_link" text:visited-style-name="Visited_20_Internet_20_Link">C/C++</text:a> is for those who would want more control of hardware or performance-critical applications. <text:a xlink:type="simple" xlink:href="https://www.geeksforgeeks.org/computer-organization-architecture/introduction-of-embedded-systems-set-1/" office:target-frame-name="_blank" xlink:show="new" text:style-name="Internet_20_link" text:visited-style-name="Visited_20_Internet_20_Link">Embedded system programming</text:a> is based on these languages. Just commence with C if you are a novice in them and after which learn C++.</text:p>
        </text:list-item>
      </text:list>
      <text:list text:style-name="L5">
        <text:list-item text:start-value="1">
          <text:p text:style-name="P13"><text:span text:style-name="Strong_20_Emphasis"><text:span text:style-name="T1">JavaScript:</text:span></text:span> Master JavaScript for web-based interfaces that interact with IoT devices.<text:a xlink:type="simple" xlink:href="https://www.geeksforgeeks.org/node-js/nodejs/" office:target-frame-name="_blank" xlink:show="new" text:style-name="Internet_20_link" text:visited-style-name="Visited_20_Internet_20_Link"><text:span text:style-name="Strong_20_Emphasis"> </text:span><text:span text:style-name="Strong_20_Emphasis"><text:span text:style-name="T1">Node.js </text:span></text:span></text:a>frameworks are utilized when developing server-side aspects of IoT applications. Several resources include <text:a xlink:type="simple" xlink:href="https://www.geeksforgeeks.org/javascript/javascript-tutorial/" office:target-frame-name="_blank" xlink:show="new" text:style-name="Internet_20_link" text:visited-style-name="Visited_20_Internet_20_Link">GeeksforGeeks's JavaScript Tutorial.</text:a></text:p>
        </text:list-item>
      </text:list>
      <text:h text:style-name="P8" text:outline-level="3"><text:bookmark text:name="3-get-comfortable-with-hardware"/>3. Get Comfortable with Hardware</text:h>
      <text:list text:style-name="L6">
        <text:list-item text:start-value="1">
          <text:p text:style-name="P14"><text:span text:style-name="Strong_20_Emphasis"><text:span text:style-name="T1">Microcontrollers: </text:span></text:span>For a beginner in this field, it is wise to begin practicing using simple <text:a xlink:type="simple" xlink:href="https://www.geeksforgeeks.org/digital-logic/microcontroller-and-its-types/" office:target-frame-name="_blank" xlink:show="new" text:style-name="Internet_20_link" text:visited-style-name="Visited_20_Internet_20_Link">microcontrollers </text:a>like Arduino or Raspberry Pi. These platforms help the learner to get started with programming, connect sensors as well as actuators and construct basic IoT projects among other things.Do not hesitate to access all the relevant information regarding <text:a xlink:type="simple" xlink:href="https://www.geeksforgeeks.org/blogs/what-is-arduino/" office:target-frame-name="_blank" xlink:show="new" text:style-name="Internet_20_link" text:visited-style-name="Visited_20_Internet_20_Link">Arduino</text:a>.</text:p>
        </text:list-item>
        <text:list-item text:start-value="2">
          <text:p text:style-name="P14"><text:span text:style-name="Strong_20_Emphasis"><text:span text:style-name="T1">Sensors and Actuators:</text:span></text:span> Study the<text:span text:style-name="Strong_20_Emphasis"> </text:span><text:span text:style-name="Strong_20_Emphasis"><text:span text:style-name="T1">usual sensors (temperature, humidity, pressure, etc.</text:span></text:span>) and how they gather information from the physical world. Learn about <text:span text:style-name="Strong_20_Emphasis"><text:span text:style-name="T1">actuators (relays, motors, etc.)</text:span></text:span> that can be controlled by your IoT projects. Check the various electronics platforms that offer sensor starter kits.</text:p>
        </text:list-item>
        <text:list-item text:start-value="3">
          <text:p text:style-name="P15"><text:span text:style-name="Strong_20_Emphasis"><text:span text:style-name="T1">Basic Electronics Skills:</text:span></text:span> Get to grips with foundational concepts of electronics such as voltage, current, resistance and how to utilize basic electronic components (resistors, capacitors, transistors). There are various online resources like GeeksforGeeks on <text:a xlink:type="simple" xlink:href="https://www.geeksforgeeks.org/category/electrical-engineering/" office:target-frame-name="_blank" xlink:show="new" text:style-name="Internet_20_link" text:visited-style-name="Visited_20_Internet_20_Link">Electrical Engineering</text:a>.</text:p>
        </text:list-item>
      </text:list>
      <text:h text:style-name="P8" text:outline-level="3"><text:bookmark text:name="4-dive-into-networking-fundamentals"/>4. Dive into Networking Fundamentals</text:h>
      <text:list text:style-name="L7">
        <text:list-item text:start-value="1">
          <text:p text:style-name="P16"><text:span text:style-name="Strong_20_Emphasis"><text:span text:style-name="T1">IoT Protocols: </text:span></text:span>Get acquainted with communication protocols specifically designed for<text:a xlink:type="simple" xlink:href="https://www.geeksforgeeks.org/software-engineering/difference-between-iot-devices-and-computers/" office:target-frame-name="_blank" xlink:show="new" text:style-name="Internet_20_link" text:visited-style-name="Visited_20_Internet_20_Link"> IoT devices</text:a>. For example, it might be worth looking at <text:span text:style-name="Strong_20_Emphasis"><text:span text:style-name="T1">Message Queue Telemetry Transport (</text:span></text:span><text:a xlink:type="simple" xlink:href="https://www.geeksforgeeks.org/computer-networks/introduction-of-message-queue-telemetry-transport-protocol-mqtt/" office:target-frame-name="_blank" xlink:show="new" text:style-name="Internet_20_link" text:visited-style-name="Visited_20_Internet_20_Link"><text:span text:style-name="Strong_20_Emphasis"><text:span text:style-name="T1">MQTT</text:span></text:span></text:a><text:span text:style-name="Strong_20_Emphasis"><text:span text:style-name="T1">) </text:span></text:span>which is lightweight messaging protocol employed on restricted devices or <text:span text:style-name="Strong_20_Emphasis"><text:span text:style-name="T1">Hypertext Transfer Protocol (</text:span></text:span><text:a xlink:type="simple" xlink:href="https://www.geeksforgeeks.org/blogs/http-full-form/" office:target-frame-name="_blank" xlink:show="new" text:style-name="Internet_20_link" text:visited-style-name="Visited_20_Internet_20_Link"><text:span text:style-name="Strong_20_Emphasis"><text:span text:style-name="T1">HTTP</text:span></text:span></text:a><text:span text:style-name="Strong_20_Emphasis"><text:span text:style-name="T1">) </text:span></text:span>and <text:span text:style-name="Strong_20_Emphasis"><text:span text:style-name="T1">Constrained Application Protocol (</text:span></text:span><text:a xlink:type="simple" xlink:href="https://www.geeksforgeeks.org/computer-networks/constrained-application-protocol-coap/" office:target-frame-name="_blank" xlink:show="new" text:style-name="Internet_20_link" text:visited-style-name="Visited_20_Internet_20_Link"><text:span text:style-name="Strong_20_Emphasis"><text:span text:style-name="T1">CoAP</text:span></text:span></text:a><text:span text:style-name="Strong_20_Emphasis"><text:span text:style-name="T1">)</text:span></text:span>, which are used in device to web server communication efforts.</text:p>
        </text:list-item>
        <text:list-item text:start-value="2">
          <text:p text:style-name="P17"><text:soft-page-break/><text:span text:style-name="Strong_20_Emphasis"><text:span text:style-name="T1">Network security: </text:span></text:span>Grasp the significance of cybersecurity when it comes to IoT systems; identify major threats to security in IoT devices and ways of avoiding them; and finally study secure coding practices and data encryption techniques.</text:p>
        </text:list-item>
      </text:list>
      <text:h text:style-name="P8" text:outline-level="3"><text:bookmark text:name="5-explore-cloud-platforms"/>5. Explore Cloud Platforms</text:h>
      <text:list text:style-name="L8">
        <text:list-item text:start-value="1">
          <text:p text:style-name="P18"><text:span text:style-name="Strong_20_Emphasis"><text:span text:style-name="T1">Major Cloud Providers:</text:span></text:span> Get practical experience in cloud platforms such as, for example,<text:a xlink:type="simple" xlink:href="https://www.geeksforgeeks.org/devops/aws-tutorial/" office:target-frame-name="_blank" xlink:show="new" text:style-name="Internet_20_link" text:visited-style-name="Visited_20_Internet_20_Link"><text:span text:style-name="Emphasis"><text:span text:style-name="T3">Amazon Web Services</text:span></text:span></text:a><text:span text:style-name="Emphasis"> </text:span><text:span text:style-name="Emphasis"><text:span text:style-name="T3">(AWS), </text:span></text:span><text:a xlink:type="simple" xlink:href="https://www.geeksforgeeks.org/devops/microsoft-azure/" office:target-frame-name="_blank" xlink:show="new" text:style-name="Internet_20_link" text:visited-style-name="Visited_20_Internet_20_Link"><text:span text:style-name="Emphasis"><text:span text:style-name="T3">Microsoft Azure</text:span></text:span></text:a><text:span text:style-name="Emphasis"> </text:span><text:span text:style-name="Emphasis"><text:span text:style-name="T3">or </text:span></text:span><text:a xlink:type="simple" xlink:href="https://www.geeksforgeeks.org/devops/google-cloud-platform-tutorial/" office:target-frame-name="_blank" xlink:show="new" text:style-name="Internet_20_link" text:visited-style-name="Visited_20_Internet_20_Link"><text:span text:style-name="Emphasis"><text:span text:style-name="T3">Google Cloud Platform</text:span></text:span></text:a><text:span text:style-name="Emphasis"> </text:span><text:span text:style-name="Emphasis"><text:span text:style-name="T3">(GCP)</text:span></text:span>. These offer a range of services for IoT development, including data storage, device management as well as analytical tools.</text:p>
        </text:list-item>
        <text:list-item text:start-value="2">
          <text:p text:style-name="P19"><text:span text:style-name="Strong_20_Emphasis"><text:span text:style-name="T1">Cloud IoT Services: </text:span></text:span>Each provider has individual services for Internet of Things. For instance <text:span text:style-name="Strong_20_Emphasis"><text:span text:style-name="T2">AWS IoT Core, </text:span></text:span><text:a xlink:type="simple" xlink:href="https://www.geeksforgeeks.org/cloud-computing/what-is-the-best-azure-iot-service-for-you/" office:target-frame-name="_blank" xlink:show="new" text:style-name="Internet_20_link" text:visited-style-name="Visited_20_Internet_20_Link"><text:span text:style-name="Strong_20_Emphasis"><text:span text:style-name="T2">Azure IoT Hub</text:span></text:span></text:a>and<text:a xlink:type="simple" xlink:href="https://www.geeksforgeeks.org/devops/google-cloud-iot-core/" office:target-frame-name="_blank" xlink:show="new" text:style-name="Internet_20_link" text:visited-style-name="Visited_20_Internet_20_Link"><text:span text:style-name="Strong_20_Emphasis"><text:span text:style-name="T2">Google Cloud IoT Core</text:span></text:span></text:a>. In these cases you have simplified device management, data collection and message routing for your IOT apps via utilizing the extensive documentation and tutorials provided by each cloud provider.</text:p>
        </text:list-item>
      </text:list>
      <text:h text:style-name="P8" text:outline-level="3"><text:bookmark text:name="6-enhance-your-data-skills"/>6. Enhance Your Data Skills</text:h>
      <text:list text:style-name="L9">
        <text:list-item text:start-value="1">
          <text:p text:style-name="P20"><text:span text:style-name="Strong_20_Emphasis"><text:span text:style-name="T1">Data Processing:</text:span></text:span> Familiarize yourself with how to manage and control the huge volumes of information, which come from IoT devices. To do this, you can employ<text:a xlink:type="simple" xlink:href="https://www.geeksforgeeks.org/python/libraries-in-python/" office:target-frame-name="_blank" xlink:show="new" text:style-name="Internet_20_link" text:visited-style-name="Visited_20_Internet_20_Link"><text:span text:style-name="Strong_20_Emphasis"> </text:span><text:span text:style-name="Strong_20_Emphasis"><text:span text:style-name="T1">Python libraries</text:span></text:span></text:a> such as<text:span text:style-name="Strong_20_Emphasis"> </text:span><text:span text:style-name="Strong_20_Emphasis"><text:span text:style-name="T2">pandas for data cleaning, transformation </text:span></text:span>and<text:span text:style-name="Strong_20_Emphasis"> </text:span><text:span text:style-name="Strong_20_Emphasis"><text:span text:style-name="T2">analysis</text:span></text:span>. The ability to demonstrate comprehension in data processing helps you derive meaningful observations from your sensor readings, device logs and other collected data sources of interest within your IoT systems.</text:p>
        </text:list-item>
        <text:list-item text:start-value="2">
          <text:p text:style-name="P20"><text:span text:style-name="Strong_20_Emphasis"><text:span text:style-name="T1">Data Visualization:</text:span></text:span> Learn how to create lucid and informative visualizations of your IoT data. Such as<text:span text:style-name="Strong_20_Emphasis"> </text:span><text:span text:style-name="Strong_20_Emphasis"><text:span text:style-name="T1">Charts </text:span></text:span>or<text:span text:style-name="Strong_20_Emphasis"> </text:span><text:span text:style-name="Strong_20_Emphasis"><text:span text:style-name="T1">Graphs </text:span></text:span>using <text:a xlink:type="simple" xlink:href="https://www.geeksforgeeks.org/python/python-introduction-matplotlib/" office:target-frame-name="_blank" xlink:show="new" text:style-name="Internet_20_link" text:visited-style-name="Visited_20_Internet_20_Link"><text:span text:style-name="Strong_20_Emphasis"><text:span text:style-name="T1">Matplotlib</text:span></text:span></text:a> or <text:a xlink:type="simple" xlink:href="https://www.geeksforgeeks.org/python/introduction-to-seaborn-python/" office:target-frame-name="_blank" xlink:show="new" text:style-name="Internet_20_link" text:visited-style-name="Visited_20_Internet_20_Link">Seaborn</text:a> in Python library modules and how do you identify trends, patterns and anomalies in your data through <text:a xlink:type="simple" xlink:href="https://www.geeksforgeeks.org/data-visualization/data-visualization-and-its-importance/" office:target-frame-name="_blank" xlink:show="new" text:style-name="Internet_20_link" text:visited-style-name="Visited_20_Internet_20_Link">Data Visualization.</text:a></text:p>
        </text:list-item>
        <text:list-item text:start-value="3">
          <text:p text:style-name="P21"><text:span text:style-name="Strong_20_Emphasis"><text:span text:style-name="T1">Machine Learning Basics:</text:span></text:span> Get to know the basics of <text:a xlink:type="simple" xlink:href="https://www.geeksforgeeks.org/courses/machine-learning" office:target-frame-name="_blank" xlink:show="new" text:style-name="Internet_20_link" text:visited-style-name="Visited_20_Internet_20_Link">machine learning algorithms</text:a>. With this knowledge, you will be able to develop intelligent systems that learn from the information captured by your IoT devices. </text:p>
        </text:list-item>
      </text:list>
      <text:p text:style-name="P22"><text:span text:style-name="Strong_20_Emphasis"><text:span text:style-name="T1">Check Out: </text:span></text:span><text:a xlink:type="simple" xlink:href="https://www.geeksforgeeks.org/blogs/top-iot-skills/" office:target-frame-name="_blank" xlink:show="new" text:style-name="Internet_20_link" text:visited-style-name="Visited_20_Internet_20_Link"><text:span text:style-name="Strong_20_Emphasis"><text:span text:style-name="T1">Top 10 Must-have IoT Skills</text:span></text:span></text:a></text:p>
      <text:h text:style-name="P8" text:outline-level="3"><text:bookmark text:name="7-build-a-portfolio-of-projects"/>7. Build a Portfolio of Projects</text:h>
      <text:list text:style-name="L10">
        <text:list-item text:start-value="1">
          <text:p text:style-name="P23"><text:span text:style-name="Strong_20_Emphasis"><text:span text:style-name="T1">Start Simple:</text:span></text:span> Begin with small, achievable projects to solidify your learnings. Examples include building a temperature sensor with data logging or controlling an LED using an IoT platform.</text:p>
        </text:list-item>
        <text:list-item text:start-value="2">
          <text:p text:style-name="P23"><text:span text:style-name="Strong_20_Emphasis"><text:span text:style-name="T1">Gradually Increase Complexity: </text:span></text:span>As you gain experience, progress towards more complex projects. Examples include building a smart home system or an industrial sensor network with data analytics.</text:p>
        </text:list-item>
        <text:list-item text:start-value="3">
          <text:p text:style-name="P24"><text:span text:style-name="Strong_20_Emphasis"><text:span text:style-name="T1">Document Everything: </text:span></text:span>Meticulously document your projects. Include code, diagrams, explanations, and insights gained. This will showcase your skills and thought process to potential employers.</text:p>
        </text:list-item>
      </text:list>
      <text:h text:style-name="P8" text:outline-level="3"><text:bookmark text:name="8-interact-with-internet-of-things-community"/><text:soft-page-break/>8. Interact with Internet of Things Community</text:h>
      <text:list text:style-name="L11">
        <text:list-item text:start-value="1">
          <text:p text:style-name="P25"><text:span text:style-name="Strong_20_Emphasis"><text:span text:style-name="T1">Forums online: </text:span></text:span>Engage in IoT development by joining relevant online communities and forums. Take part in conversations, ask questions and gain from other developers.</text:p>
        </text:list-item>
        <text:list-item text:start-value="2">
          <text:p text:style-name="P25"><text:span text:style-name="Strong_20_Emphasis"><text:span text:style-name="T1">Hackathons:</text:span></text:span> Join IoT-centered hackathons. This is a way to prove yourself, work with others as a team, and build amazing projects in a short amount of time.</text:p>
        </text:list-item>
        <text:list-item text:start-value="3">
          <text:p text:style-name="P26"><text:span text:style-name="Strong_20_Emphasis"><text:span text:style-name="T1">Networking with professionals:</text:span></text:span> In order to connect to people working on similar ideas when you do attend industry meetups and conferences about the IoT space. You can use LinkedIn to get connected to practitioners serving this field professionally through platforms similar to this one.</text:p>
        </text:list-item>
      </text:list>
      <text:h text:style-name="P8" text:outline-level="3"><text:bookmark text:name="9-enhance-soft-skills"/>9. Enhance Soft Skills</text:h>
      <text:list text:style-name="L12">
        <text:list-item text:start-value="1">
          <text:p text:style-name="P27"><text:span text:style-name="Strong_20_Emphasis"><text:span text:style-name="T1">Problem-Solving: </text:span></text:span>An IoT developer needs to have strong skills in problem solving. As you go through the development process, you will face different obstacles and therefore should be able to identify the main cause and provide best solutions.</text:p>
        </text:list-item>
        <text:list-item text:start-value="2">
          <text:p text:style-name="P27"><text:span text:style-name="Strong_20_Emphasis"><text:span text:style-name="T1">Communication:</text:span></text:span> To collaborate with colleagues, present work or document projects, it is essential to effectively communicate technical ideas both to<text:span text:style-name="Strong_20_Emphasis"> </text:span><text:span text:style-name="Strong_20_Emphasis"><text:span text:style-name="T1">technical </text:span></text:span>and<text:span text:style-name="Strong_20_Emphasis"> </text:span><text:span text:style-name="Strong_20_Emphasis"><text:span text:style-name="T1">non-technical</text:span></text:span> audiences.</text:p>
        </text:list-item>
        <text:list-item text:start-value="3">
          <text:p text:style-name="P28"><text:span text:style-name="Strong_20_Emphasis"><text:span text:style-name="T1">Adaptability: </text:span></text:span>The Internet of Things is rapidly changing. Be ready for whatever comes your way by being open to new technologies and methods as they emerge.</text:p>
        </text:list-item>
      </text:list>
      <text:h text:style-name="P8" text:outline-level="3"><text:bookmark text:name="10-find-your-niche"/>10. Find Your Niche</text:h>
      <text:p text:style-name="P3">Find your niche in IoT development by exploring the various areas of interest you may have. These include:</text:p>
      <text:list text:style-name="L13">
        <text:list-item text:start-value="1">
          <text:p text:style-name="P29"><text:span text:style-name="Strong_20_Emphasis"><text:span text:style-name="T1">Frontend/Backend Development:</text:span></text:span> Specialization in <text:span text:style-name="Strong_20_Emphasis"><text:span text:style-name="T1">user interface building</text:span></text:span> for IoT applications (<text:a xlink:type="simple" xlink:href="https://www.geeksforgeeks.org/blogs/front-end-development/" office:target-frame-name="_blank" xlink:show="new" text:style-name="Internet_20_link" text:visited-style-name="Visited_20_Internet_20_Link">frontend</text:a>) or server-side data processing and communication handling (<text:a xlink:type="simple" xlink:href="https://www.geeksforgeeks.org/blogs/backend-development/" office:target-frame-name="_blank" xlink:show="new" text:style-name="Internet_20_link" text:visited-style-name="Visited_20_Internet_20_Link">backend</text:a>).</text:p>
        </text:list-item>
        <text:list-item text:start-value="2">
          <text:p text:style-name="P29"><text:span text:style-name="Strong_20_Emphasis"><text:span text:style-name="T1">Embedded Systems:</text:span></text:span> Specialty in software creation on systems with low resources such as microcontrollers.</text:p>
        </text:list-item>
        <text:list-item text:start-value="3">
          <text:p text:style-name="P29"><text:span text:style-name="Strong_20_Emphasis"><text:span text:style-name="T1">IoT Security: </text:span></text:span>Focus on securing IoT systems from<text:a xlink:type="simple" xlink:href="https://www.geeksforgeeks.org/blogs/top-cyber-threats-world-is-facing/" office:target-frame-name="_blank" xlink:show="new" text:style-name="Internet_20_link" text:visited-style-name="Visited_20_Internet_20_Link"> cyber threats </text:a>and vulnerabilities.</text:p>
        </text:list-item>
        <text:list-item text:start-value="4">
          <text:p text:style-name="P30"><text:span text:style-name="Strong_20_Emphasis"><text:span text:style-name="T1">Data Science: </text:span></text:span>Be an expert in working with vast datasets created through Iot applications.</text:p>
        </text:list-item>
      </text:list>
      <text:h text:style-name="P8" text:outline-level="3"><text:bookmark text:name="11-land-your-first-iot-developer-job"/>11. Land Your First IoT Developer Job</text:h>
      <text:list text:style-name="L14">
        <text:list-item text:start-value="1">
          <text:p text:style-name="P31"><text:span text:style-name="Strong_20_Emphasis"><text:span text:style-name="T1">Tailor Resume and Cover Letter: </text:span></text:span>Highlight your IoT skills, projects, and experience in your resume and cover letter. Create these documents to meet each specific job’s requirements.</text:p>
        </text:list-item>
        <text:list-item text:start-value="2">
          <text:p text:style-name="P32"><text:span text:style-name="Strong_20_Emphasis"><text:span text:style-name="T1">Freelancing:</text:span></text:span> Try doing freelance work on IoT projects to gain initial experience as well as build a portfolio of work that you can showcase later on. </text:p>
        </text:list-item>
      </text:list>
      <text:h text:style-name="P4" text:outline-level="2"><text:bookmark text:name="conclusion"/>Conclusion</text:h>
      <text:p text:style-name="P3">IoT is endowed with a world of possibilities, and skillful developers are the ones who lead it. Persistently develop your skills according to this guideline, always follow the latest trends and this will make you a successful IoT developer.<text:span text:style-name="Strong_20_Emphasis"> </text:span><text:span text:style-name="Strong_20_Emphasis"><text:span text:style-name="T1">Never forget that to become an IoT developer, one should </text:span></text:span><text:soft-page-break/><text:span text:style-name="Strong_20_Emphasis"><text:span text:style-name="T1">Embrace continuous learning, leverage the vibrant online communities as well as actively build your portfolio to showcase your capabilities. </text:span></text:span>The bright future of IoT is yours if only you dedicate yourself to it passionatel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06:22:56.433010065</meta:creation-date>
    <dc:date>2026-04-16T06:23:59.935512015</dc:date>
    <meta:editing-duration>PT1M4S</meta:editing-duration>
    <meta:editing-cycles>1</meta:editing-cycles>
    <meta:document-statistic meta:table-count="0" meta:image-count="0" meta:object-count="0" meta:page-count="5" meta:paragraph-count="65" meta:word-count="1584" meta:character-count="10260" meta:non-whitespace-character-count="8775"/>
    <meta:generator>LibreOffice/25.8.6.2$Linux_X86_64 LibreOffice_project/580$Build-2</meta:generator>
  </office:meta>
</office:document-meta>
</file>